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 fo:color="#ce3b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słuchowiska</text:p>
      <text:p text:style-name="P2">(moze sie odpalac mp3 zalaczone )</text:p>
      <text:p text:style-name="P1"/>
      <text:p text:style-name="P1"/>
      <text:p text:style-name="P1">Skomponowanie muzyki do słuchowiska MIZANTROP (Molier) w reż. Anny Wieczur-Bluszcz <text:s/>w teatrze Polskiego Radia (2011r.)</text:p>
      <text:p text:style-name="P1"/>
      <text:p text:style-name="P1">mp3 </text:p>
      <text:p text:style-name="P1">link do teatru </text:p>
      <text:p text:style-name="P1"><text:a xlink:type="simple" xlink:href="https://www.polskieradio.pl/17/219/Artykul/377464,Mizantrop">https://www.polskieradio.pl/17/219/Artykul/377464,Mizantrop</text:a></text:p>
      <text:p text:style-name="P1"/>
      <text:p text:style-name="P1">link do festiwalu dwa teatry </text:p>
      <text:p text:style-name="P1"><text:a xlink:type="simple" xlink:href="http://sluchowiska.blogspot.com/2012/05/dwa-teatry-2012-fina.html">http://sluchowiska.blogspot.com/2012/05/dwa-teatry-2012-fina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Łukasz Czuj</meta:initial-creator>
  </office:meta>
</office:document-meta>
</file>